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0500000000FEFED1A1C4EBA6E7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48" style:family="table-row">
      <style:table-row-properties style:min-row-height="0.2097in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8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9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0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15" style:family="paragraph" style:parent-style-name="Standard">
      <style:text-properties officeooo:paragraph-rsid="0004e8ce"/>
    </style:style>
    <style:style style:name="P1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1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18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19" style:family="paragraph" style:parent-style-name="Standard">
      <style:text-properties officeooo:paragraph-rsid="00072a78"/>
    </style:style>
    <style:style style:name="P20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22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T1" style:family="text">
      <style:text-properties style:font-name="Inter"/>
    </style:style>
    <style:style style:name="T2" style:family="text">
      <style:text-properties style:font-name="Inter" officeooo:rsid="000baf59"/>
    </style:style>
    <style:style style:name="T3" style:family="text">
      <style:text-properties style:font-name="Inter" officeooo:rsid="000b8ff8"/>
    </style:style>
    <style:style style:name="T4" style:family="text">
      <style:text-properties style:font-name="Inter" officeooo:rsid="000558a6"/>
    </style:style>
    <style:style style:name="T5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6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7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8" style:family="text">
      <style:text-properties style:font-name="Inter" officeooo:rsid="00101bf1"/>
    </style:style>
    <style:style style:name="T9" style:family="text">
      <style:text-properties officeooo:rsid="00072a78"/>
    </style:style>
    <style:style style:name="T10" style:family="text">
      <style:text-properties style:font-name="Ubuntu Mono"/>
    </style:style>
    <style:style style:name="T11" style:family="text">
      <style:text-properties style:font-name="Ubuntu Mono" officeooo:rsid="0009e9df"/>
    </style:style>
    <style:style style:name="T12" style:family="text">
      <style:text-properties officeooo:rsid="000558a6"/>
    </style:style>
    <style:style style:name="T13" style:family="text">
      <style:text-properties officeooo:rsid="00085e7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officeooo:rsid="0009e9d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20">bars make cores</text:p>
          </table:table-cell>
          <table:covered-table-cell/>
        </table:table-row>
        <table:table-row>
          <table:table-cell table:style-name="Table1.A1" office:value-type="string">
            <text:p text:style-name="P3">|_</text:p>
          </table:table-cell>
          <table:table-cell table:style-name="Table1.A1" table:number-columns-spanned="2" office:value-type="string">
            <text:p text:style-name="P16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3">|%</text:p>
          </table:table-cell>
          <table:table-cell table:style-name="Table1.A1" table:number-columns-spanned="2" office:value-type="string">
            <text:p text:style-name="P16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1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6">produces a core whose battery includes a <text:span text:style-name="T10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6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20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1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16">forms a cell type</text:p>
          </table:table-cell>
          <table:table-cell table:style-name="Table1.A1" office:value-type="string">
            <text:p text:style-name="P1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16">structure that normalizes to an example</text:p>
          </table:table-cell>
          <table:table-cell table:style-name="Table1.A1" office:value-type="string">
            <text:p text:style-name="P8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1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16">bunt (irregular form is <text:span text:style-name="T10">*</text:span><text:span text:style-name="T16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1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1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1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16">structure that wraps a face around another structure</text:p>
          </table:table-cell>
          <table:table-cell table:style-name="Table1.A1" office:value-type="string">
            <text:p text:style-name="P8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16">forms a type from a union of other types</text:p>
          </table:table-cell>
          <table:table-cell table:style-name="Table1.A1" office:value-type="string">
            <text:p text:style-name="P7">?<text:span text:style-name="T12">($foo $bar $baz)</text:span></text:p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15"><text:span text:style-name="T6">cens p</text:span><text:span text:style-name="T7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6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6">calls a gate</text:p>
          </table:table-cell>
          <table:table-cell table:style-name="Table1.A1" office:value-type="string">
            <text:p text:style-name="P9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6">evaluates an arm in a door</text:p>
          </table:table-cell>
          <table:table-cell table:style-name="Table1.A1" office:value-type="string">
            <text:p text:style-name="P9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6">resolves a wing with changes</text:p>
          </table:table-cell>
          <table:table-cell table:style-name="Table1.A1" office:value-type="string">
            <text:p text:style-name="P8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20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6">constructs a cell, 4-tuple</text:p>
          </table:table-cell>
          <table:table-cell table:style-name="Table1.A1" office:value-type="string">
            <text:p text:style-name="P10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6">constructs a cell, 3-tuple</text:p>
          </table:table-cell>
          <table:table-cell table:style-name="Table1.A1" office:value-type="string">
            <text:p text:style-name="P10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6">constructs a cell, 2-tuple</text:p>
          </table:table-cell>
          <table:table-cell table:style-name="Table1.A1" office:value-type="string">
            <text:p text:style-name="P18"><text:span text:style-name="T10">[a b]</text:span>, <text:span text:style-name="T10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6">constructs a null-terminated list</text:p>
          </table:table-cell>
          <table:table-cell table:style-name="Table1.A1" office:value-type="string">
            <text:p text:style-name="P11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6">constructs an n-tuple</text:p>
          </table:table-cell>
          <table:table-cell table:style-name="Table1.A1" office:value-type="string">
            <text:p text:style-name="P10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16">marks a comment</text:p>
          </table:table-cell>
          <table:covered-table-cell/>
        </table:table-row>
        <table:table-row>
          <table:table-cell table:style-name="Table1.A1" office:value-type="string">
            <text:p text:style-name="P4">.</text:p>
          </table:table-cell>
          <table:table-cell table:style-name="Table1.A1" table:number-columns-spanned="2" office:value-type="string">
            <text:p text:style-name="P20"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16">increments an atom using Nock 4</text:p>
          </table:table-cell>
          <table:table-cell table:style-name="Table1.A1" office:value-type="string">
            <text:p text:style-name="P10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1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16">tests for equality using Nock 5</text:p>
          </table:table-cell>
          <table:table-cell table:style-name="Table1.A1" office:value-type="string">
            <text:p text:style-name="P11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16">tests for cell or atom using Nock 3</text:p>
          </table:table-cell>
          <table:covered-table-cell/>
        </table:table-row>
        <table:table-row table:style-name="Table1.48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16">loads from namespace using Nock 12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6">^</text:p>
          </table:table-cell>
          <table:table-cell table:style-name="Table1.A1" table:number-columns-spanned="2" office:value-type="string">
            <text:p text:style-name="P19"><text:span text:style-name="T6">k</text:span><text:span text:style-name="T5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1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1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16">typecasts by explicit type label</text:p>
          </table:table-cell>
          <table:table-cell table:style-name="Table1.A1" office:value-type="string">
            <text:p text:style-name="P12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1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1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1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16">binds name to a value</text:p>
          </table:table-cell>
          <table:table-cell table:style-name="Table1.A1" office:value-type="string">
            <text:p text:style-name="P12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1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1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table:number-columns-spanned="2" office:value-type="string">
            <text:p text:style-name="P16">produces a ‘factory’ gate for a type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20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1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1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1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1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1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1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1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1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1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16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16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16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5">;</text:p>
          </table:table-cell>
          <table:table-cell table:style-name="Table1.A1" table:number-columns-spanned="2" office:value-type="string">
            <text:p text:style-name="P21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16">calls a binary function as an $n$-ary function</text:p>
          </table:table-cell>
          <table:table-cell table:style-name="Table1.A1" office:value-type="string">
            <text:p text:style-name="P7">:<text:span text:style-name="T13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1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1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1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17">(<text:span text:style-name="T15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17">(<text:span text:style-name="T15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17">(<text:span text:style-name="T15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17">(<text:span text:style-name="T15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5">=</text:p>
          </table:table-cell>
          <table:table-cell table:style-name="Table1.A1" table:number-columns-spanned="2" office:value-type="string">
            <text:p text:style-name="P21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1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1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1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1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1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1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1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16">composes two expressions, inverted</text:p>
          </table:table-cell>
          <table:table-cell table:style-name="Table1.A1" office:value-type="string">
            <text:p text:style-name="P13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1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1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1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1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1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16">composes many expressions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4">?</text:p>
          </table:table-cell>
          <table:table-cell table:style-name="Table1.A1" table:number-columns-spanned="2" office:value-type="string">
            <text:p text:style-name="P21"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16">logical OR</text:p>
          </table:table-cell>
          <table:table-cell table:style-name="Table1.A1" office:value-type="string">
            <text:p text:style-name="P13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1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1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1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1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1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1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1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1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1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16">logical AND</text:p>
          </table:table-cell>
          <table:table-cell table:style-name="Table1.A1" office:value-type="string">
            <text:p text:style-name="P13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1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1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16">logical NOT</text:p>
          </table:table-cell>
          <table:table-cell table:style-name="Table1.A1" office:value-type="string">
            <text:p text:style-name="P7">!<text:span text:style-name="T16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21">zaps 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1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1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16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1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1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1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1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1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16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>/</text:p>
          </table:table-cell>
          <table:table-cell table:style-name="Table1.A1" table:number-columns-spanned="2" office:value-type="string">
            <text:p text:style-name="P21"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16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16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16">runs a horn (usually produced by another <text:span text:style-name="T16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16">produces a null-terminated list from a sequence of horns, terminated by <text:span text:style-name="T10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16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16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16"><text:span text:style-name="T14">unfiltered</text:span>: takes a horn, producing new horn mapping supplied horn over list of files in current directory; <text:span text:style-name="T14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16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16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16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16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6">accepts a filename and loads that filename from the <text:span text:style-name="T11">l</text:span><text:span text:style-name="T10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16">accepts a filename and loads that filename from the <text:span text:style-name="T10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16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16">takes a twig and a horn; the twig should evaluate to a gate, which is then slammed with the result of the horn as its sample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/>
            <text:p text:style-name="P3"><text:soft-page-break/>/#</text:p>
          </table:table-cell>
          <table:table-cell table:style-name="Table1.A1" table:number-columns-spanned="2" office:value-type="string">
            <text:p text:style-name="P16"/>
            <text:p text:style-name="P16"><text:soft-page-break/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16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12">=</text:span></text:p>
          </table:table-cell>
          <table:table-cell table:style-name="Table1.A1" table:number-columns-spanned="2" office:value-type="string">
            <text:p text:style-name="P21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16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16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5">+</text:p>
          </table:table-cell>
          <table:table-cell table:style-name="Table1.A1" table:number-columns-spanned="2" office:value-type="string">
            <text:p text:style-name="P21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16">labels a chapter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1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1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16">produces a type constructor arm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"/>
    </style:style>
    <style:style style:name="MT2" style:family="text">
      <style:text-properties style:font-name="Inter" officeooo:rsid="00101bf1"/>
    </style:style>
    <style:style style:name="MT3" style:family="text">
      <style:text-properties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" officeooo:rsid="000b8ff8"/>
    </style:style>
    <style:style style:name="MT6" style:family="text">
      <style:text-properties style:font-name="Inter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3-10T17:34:59.102544737" text:fixed="true">2020-03-10</text:date></text:span></text:p>
      </style:header>
      <style:footer>
        <text:p text:style-name="MP2"><text:span text:style-name="MT4"><text:s/></text:span><text:span text:style-name="MT4"><draw:frame draw:style-name="Mfr1" draw:name="Image1" text:anchor-type="as-char" svg:y="-0.1189in" svg:width="0.8335in" svg:height="0.1563in" draw:z-index="3"><draw:image xlink:href="Pictures/10000201000000500000000FEFED1A1C4EBA6E7B.png" xlink:type="simple" xlink:show="embed" xlink:actuate="onLoad" loext:mime-type="image/png"/></draw:frame></text:span><text:span text:style-name="MT4"><text:s/>~lagrev-nocfep for the </text:span><text:span text:style-name="MT5">National Areographic Society</text:span><text:tab/><text:span text:style-name="MT6">Page </text:span><text:span text:style-name="MT6"><text:page-number text:select-page="current">4</text:page-number></text:span><text:span text:style-name="MT6"><text:s/>of </text:span><text:span text:style-name="MT6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7:11:39.078520177</meta:creation-date>
    <dc:date>2020-03-10T21:18:50.874745473</dc:date>
    <meta:editing-duration>PT3H56M43S</meta:editing-duration>
    <meta:editing-cycles>9</meta:editing-cycles>
    <meta:generator>LibreOffice/6.3.3.2$Linux_X86_64 LibreOffice_project/30$Build-2</meta:generator>
    <meta:document-statistic meta:table-count="1" meta:image-count="1" meta:object-count="0" meta:page-count="4" meta:paragraph-count="317" meta:word-count="1176" meta:character-count="6026" meta:non-whitespace-character-count="5164"/>
  </office:meta>
</office:document-meta>
</file>